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9cm" fo:min-width="3.86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34cm" fo:min-width="1.3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34cm" fo:min-width="1.99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35cm" fo:min-width="1.99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4cm" fo:min-width="3.863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2.319cm" fo:min-width="4.796cm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034cm" fo:min-width="2.729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1.79cm" fo:min-width="4.24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422cm" fo:min-width="4.645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1.381cm" fo:min-width="2.666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806cm" fo:min-width="0.908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0.974cm" fo:min-width="1.48cm"/>
      <style:paragraph-properties style:writing-mode="lr-tb"/>
    </style:style>
    <style:style style:name="gr21" style:family="graphic" style:parent-style-name="objectwithoutfill">
      <style:graphic-properties draw:marker-end="Arrowheads_20_11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 fo:min-height="1.382cm" fo:min-width="2.666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draw:marker-end="Arrowheads_20_12" draw:marker-end-width="0.3cm" draw:fill="none" draw:textarea-vertical-align="middle"/>
    </style:style>
    <style:style style:name="gr25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9.948cm" fo:min-width="28.386cm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2.198cm" fo:min-width="10.579cm"/>
      <style:paragraph-properties style:writing-mode="lr-tb"/>
    </style:style>
    <style:style style:name="P1" style:family="paragraph">
      <style:paragraph-properties fo:text-align="center" style:writing-mode="lr-tb"/>
      <style:text-properties fo:font-size="19.8999996185303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19.8999996185303pt"/>
    </style:style>
    <style:style style:name="P5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362cm" svg:height="5.14cm" svg:x="8.597cm" svg:y="3.188cm">
          <text:p text:style-name="P1"><text:span text:style-name="T1">Filterbank</text:span></text:p>
          <text:p text:style-name="P1"><text:span text:style-name="T1">Data</text:span></text:p>
          <text:p text:style-name="P1"><text:span text:style-name="T1">Before</text:span></text:p>
          <text:p text:style-name="P1"><text:span text:style-name="T1">Disper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87cm" svg:height="1.284cm" svg:x="12.535cm" svg:y="0.947cm">
          <text:p text:style-name="P1"><text:span text:style-name="T1">DM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xml:id="id3" draw:id="id3" draw:layer="layout" svg:width="2.493cm" svg:height="1.284cm" svg:x="3.137cm" svg:y="5.117cm">
            <text:p text:style-name="P2">Period</text:p>
            <draw:enhanced-geometry svg:viewBox="0 0 21600 21600" draw:type="rectangle" draw:enhanced-path="M 0 0 L 21600 0 21600 21600 0 21600 0 0 Z N"/>
          </draw:custom-shape>
          <draw:custom-shape draw:style-name="gr4" draw:text-style-name="P2" xml:id="id1" draw:id="id1" draw:layer="layout" svg:width="2.493cm" svg:height="1.285cm" svg:x="3.137cm" svg:y="3.046cm">
            <text:p text:style-name="P2">Profile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4" draw:id="id4" draw:layer="layout" svg:width="4.363cm" svg:height="1.284cm" svg:x="1.267cm" svg:y="7.187cm">
            <text:p text:style-name="P2">Freq range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3" draw:layer="layout" svg:x1="5.63cm" svg:y1="3.688cm" svg:x2="8.597cm" svg:y2="5.758cm" draw:start-shape="id1" draw:start-glue-point="1" draw:end-shape="id2" draw:end-glue-point="3" svg:d="M5630 3688h1483v2070h1484" svg:viewBox="0 0 2968 2071">
          <text:p/>
        </draw:connector>
        <draw:connector draw:style-name="gr7" draw:text-style-name="P3" draw:layer="layout" svg:x1="5.63cm" svg:y1="5.759cm" svg:x2="8.597cm" svg:y2="5.758cm" draw:start-shape="id3" draw:start-glue-point="1" draw:end-shape="id2" draw:end-glue-point="3" svg:d="M5630 5759h1483v-1h1484" svg:viewBox="0 0 2968 2">
          <text:p/>
        </draw:connector>
        <draw:connector draw:style-name="gr8" draw:text-style-name="P3" draw:layer="layout" svg:x1="5.63cm" svg:y1="7.829cm" svg:x2="8.597cm" svg:y2="5.758cm" draw:start-shape="id4" draw:start-glue-point="1" draw:end-shape="id2" draw:end-glue-point="3" svg:d="M5630 7829h1483v-2071h1484" svg:viewBox="0 0 2968 2072">
          <text:p/>
        </draw:connector>
        <draw:custom-shape draw:style-name="gr1" draw:text-style-name="P1" xml:id="id5" draw:id="id5" draw:layer="layout" svg:width="4.362cm" svg:height="5.14cm" svg:x="14.916cm" svg:y="3.188cm">
          <text:p text:style-name="P1"><text:span text:style-name="T1">Filterbank</text:span></text:p>
          <text:p text:style-name="P1"><text:span text:style-name="T1">Data</text:span></text:p>
          <text:p text:style-name="P1"><text:span text:style-name="T1">with</text:span></text:p>
          <text:p text:style-name="P1"><text:span text:style-name="T1">Dispersion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2.959cm" svg:y1="5.758cm" svg:x2="14.916cm" svg:y2="5.758cm" draw:start-shape="id2" draw:start-glue-point="1" draw:end-shape="id5" draw:end-glue-point="3" svg:d="M12959 5758h1957" svg:viewBox="0 0 1958 1">
          <text:p/>
        </draw:connector>
        <draw:connector draw:style-name="gr10" draw:text-style-name="P3" draw:layer="layout" svg:x1="14.405cm" svg:y1="1.589cm" svg:x2="17.097cm" svg:y2="3.188cm" draw:start-shape="id6" draw:end-shape="id5" draw:end-glue-point="0" svg:d="M14405 1589h2692v1599" svg:viewBox="0 0 2693 1600">
          <text:p/>
        </draw:connector>
        <draw:custom-shape draw:style-name="gr11" draw:text-style-name="P1" xml:id="id7" draw:id="id7" draw:layer="layout" svg:width="5.296cm" svg:height="2.569cm" svg:x="21.272cm" svg:y="2.289cm">
          <text:p text:style-name="P1"><text:span text:style-name="T1">Channelized</text:span></text:p>
          <text:p text:style-name="P1"><text:span text:style-name="T1">I/Q Data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19.278cm" svg:y1="5.758cm" svg:x2="21.272cm" svg:y2="3.573cm" draw:start-shape="id5" draw:start-glue-point="1" draw:end-shape="id7" draw:end-glue-point="3" svg:d="M19278 5758h997v-2185h997" svg:viewBox="0 0 1995 2186">
          <text:p/>
        </draw:connector>
        <draw:custom-shape draw:style-name="gr13" draw:text-style-name="P1" xml:id="id8" draw:id="id8" draw:layer="layout" svg:width="3.229cm" svg:height="1.284cm" svg:x="17.532cm" svg:y="0.947cm">
          <text:p text:style-name="P1"><text:span text:style-name="T1">RNG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20.761cm" svg:y1="1.589cm" svg:x2="23.92cm" svg:y2="2.289cm" draw:start-shape="id8" draw:start-glue-point="1" draw:end-shape="id7" draw:end-glue-point="0" svg:d="M20761 1589h3159v700" svg:viewBox="0 0 3160 701">
          <text:p/>
        </draw:connector>
        <draw:custom-shape draw:style-name="gr11" draw:text-style-name="P1" xml:id="id9" draw:id="id9" draw:layer="layout" svg:width="5.296cm" svg:height="2.569cm" svg:x="21.272cm" svg:y="7.3cm">
          <text:p text:style-name="P1"><text:span text:style-name="T1">Baseband</text:span></text:p>
          <text:p text:style-name="P1"><text:span text:style-name="T1">I/Q Data</text:span>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23.92cm" svg:y1="4.858cm" svg:x2="23.92cm" svg:y2="7.3cm" draw:start-shape="id7" draw:start-glue-point="2" draw:end-shape="id9" draw:end-glue-point="0" svg:d="M23920 4858v2442" svg:viewBox="0 0 1 2443">
          <text:p/>
        </draw:connector>
        <draw:custom-shape draw:style-name="gr16" draw:text-style-name="P4" draw:layer="layout" svg:width="4.748cm" svg:height="2.04cm" svg:x="24.194cm" svg:y="5.114cm">
          <text:p text:style-name="P1"><text:span text:style-name="T1">PFB</text:span></text:p>
          <text:p text:style-name="P1"><text:span text:style-name="T1">Synthesiz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" draw:id="id10" draw:layer="layout" svg:width="5.145cm" svg:height="3.672cm" svg:x="12.887cm" svg:y="11.887cm">
          <text:p text:style-name="P1"><text:span text:style-name="T1">SDR</text:span></text:p>
          <text:p text:style-name="P1"><text:span text:style-name="T1">Transmit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166cm" svg:height="1.631cm" svg:x="20.633cm" svg:y="13.892cm">
          <text:p text:style-name="P1"><text:span text:style-name="T1">10Gb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1" draw:id="id11" draw:layer="layout" svg:width="2.814cm" svg:height="3.166cm" draw:transform="rotate (1.5707963267949) translate (6.586cm 15.131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5" xml:id="id12" draw:id="id12" draw:layer="layout" svg:width="1.98cm" svg:height="1.224cm" svg:x="6.557cm" svg:y="13.112cm">
          <text:p text:style-name="P2"><text:s text:c="10"/>PA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svg:x1="12.887cm" svg:y1="13.723cm" svg:x2="9.752cm" svg:y2="13.725cm" draw:start-shape="id10" draw:start-glue-point="3" draw:end-shape="id11" draw:end-glue-point="7" svg:d="M12887 13723h-1567v2h-1568" svg:viewBox="0 0 3136 3">
          <text:p/>
        </draw:connector>
        <draw:custom-shape draw:style-name="gr22" draw:text-style-name="P4" draw:layer="layout" svg:width="3.166cm" svg:height="1.632cm" svg:x="9.785cm" svg:y="13.879cm">
          <text:p text:style-name="P1"><text:span text:style-name="T1">Co-axis</text:span></text:p>
          <text:p text:style-name="P1"><text:span text:style-name="T1">cable</text:span></text:p>
          <draw:enhanced-geometry svg:viewBox="0 0 21600 21600" draw:type="rectangle" draw:enhanced-path="M 0 0 L 21600 0 21600 21600 0 21600 0 0 Z N"/>
        </draw:custom-shape>
        <draw:g xml:id="id13" draw:id="id13">
          <draw:line draw:style-name="gr23" draw:text-style-name="P3" draw:layer="layout" svg:x1="3.777cm" svg:y1="11.288cm" svg:x2="3.777cm" svg:y2="13.735cm">
            <text:p/>
          </draw:line>
          <draw:line draw:style-name="gr23" draw:text-style-name="P3" draw:layer="layout" svg:x1="2.827cm" svg:y1="11.288cm" svg:x2="4.726cm" svg:y2="11.288cm">
            <text:p/>
          </draw:line>
          <draw:line draw:style-name="gr23" draw:text-style-name="P3" draw:layer="layout" svg:x1="2.827cm" svg:y1="11.288cm" svg:x2="3.777cm" svg:y2="12.267cm">
            <text:p/>
          </draw:line>
          <draw:line draw:style-name="gr23" draw:text-style-name="P3" draw:layer="layout" svg:x1="4.727cm" svg:y1="11.288cm" svg:x2="3.777cm" svg:y2="12.267cm">
            <text:p/>
          </draw:line>
        </draw:g>
        <draw:connector draw:style-name="gr23" draw:text-style-name="P3" draw:layer="layout" draw:type="line" svg:x1="6.557cm" svg:y1="13.724cm" svg:x2="3.777cm" svg:y2="13.735cm" draw:start-shape="id12" draw:start-glue-point="3" draw:end-shape="id13" draw:end-glue-point="2" svg:d="M6557 13724l-2780 11" svg:viewBox="0 0 2781 12">
          <text:p/>
        </draw:connector>
        <draw:connector draw:style-name="gr24" draw:text-style-name="P3" draw:layer="layout" svg:x1="23.92cm" svg:y1="9.869cm" svg:x2="18.032cm" svg:y2="13.723cm" draw:start-shape="id9" draw:start-glue-point="2" draw:end-shape="id10" draw:end-glue-point="1" svg:d="M23920 9869v3854h-5888" svg:viewBox="0 0 5889 3855">
          <text:p/>
        </draw:connector>
        <draw:custom-shape draw:style-name="gr25" draw:text-style-name="P3" draw:layer="layout" svg:width="28.886cm" svg:height="10.198cm" svg:x="0.454cm" svg:y="0.19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1.079cm" svg:height="2.448cm" svg:x="1.006cm" svg:y="0.291cm">
          <text:p text:style-name="P1"><text:span text:style-name="T1">Program running on</text:span></text:p>
          <text:p text:style-name="P1"><text:span text:style-name="T1">a high performance workst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3.166cm" svg:height="1.632cm" svg:x="3.679cm" svg:y="13.879cm">
          <text:p text:style-name="P1"><text:span text:style-name="T1">Co-axis</text:span></text:p>
          <text:p text:style-name="P1"><text:span text:style-name="T1">cab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11-28T17:25:24.016794433</meta:creation-date>
    <dc:date>2020-11-28T18:32:57.359468324</dc:date>
    <meta:editing-duration>PT1H3M51S</meta:editing-duration>
    <meta:editing-cycles>14</meta:editing-cycles>
    <meta:generator>LibreOffice/7.0.0.3$Linux_X86_64 LibreOffice_project/00$Build-3</meta:generator>
    <meta:document-statistic meta:object-count="35"/>
  </office:meta>
</office:document-meta>
</file>